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5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Seria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se Study</text:p>
          </table:table-cell>
          <table:table-cell office:value-type="string" calcext:value-type="string">
            <text:p>Task 1</text:p>
          </table:table-cell>
          <table:table-cell office:value-type="string" calcext:value-type="string">
            <text:p>Task 2</text:p>
          </table:table-cell>
          <table:table-cell table:number-columns-repeated="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float" office:value="80016457" calcext:value-type="float">
            <text:p>80016457</text:p>
          </table:table-cell>
          <table:table-cell office:value-type="string" calcext:value-type="string">
            <text:p> احمد ربيع محمد السيد عيسى</text:p>
          </table:table-cell>
          <table:table-cell table:number-columns-repeated="3"/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0015612" calcext:value-type="float">
            <text:p>80015612</text:p>
          </table:table-cell>
          <table:table-cell office:value-type="string" calcext:value-type="string">
            <text:p> احمد عبدالله نبيه عبدالله احمد</text:p>
          </table:table-cell>
          <table:table-cell office:value-type="string" calcext:value-type="string">
            <text:p>Vodafone</text:p>
          </table:table-cell>
          <table:table-cell table:style-name="ce4"/>
          <table:table-cell/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0014799" calcext:value-type="float">
            <text:p>80014799</text:p>
          </table:table-cell>
          <table:table-cell office:value-type="string" calcext:value-type="string">
            <text:p> اروى محمد هشام حامد على شراقى</text:p>
          </table:table-cell>
          <table:table-cell office:value-type="string" calcext:value-type="string">
            <text:p>Youtube</text:p>
          </table:table-cell>
          <table:table-cell table:style-name="ce4"/>
          <table:table-cell/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15030" calcext:value-type="float">
            <text:p>80015030</text:p>
          </table:table-cell>
          <table:table-cell office:value-type="string" calcext:value-type="string">
            <text:p> تسنيم عبدالله ابراهيم محمود بدوى</text:p>
          </table:table-cell>
          <table:table-cell office:value-type="string" calcext:value-type="string">
            <text:p>Amazon</text:p>
          </table:table-cell>
          <table:table-cell table:number-columns-repeated="2"/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0014884" calcext:value-type="float">
            <text:p>80014884</text:p>
          </table:table-cell>
          <table:table-cell office:value-type="string" calcext:value-type="string">
            <text:p> شاديه رافت عبدالغنى ابراهيم محمد</text:p>
          </table:table-cell>
          <table:table-cell office:value-type="string" calcext:value-type="string">
            <text:p>Uber</text:p>
          </table:table-cell>
          <table:table-cell table:number-columns-repeated="2"/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0015052" calcext:value-type="float">
            <text:p>80015052</text:p>
          </table:table-cell>
          <table:table-cell office:value-type="string" calcext:value-type="string">
            <text:p> شريف احمد عبدالقادر احمد السيد</text:p>
          </table:table-cell>
          <table:table-cell table:number-columns-repeated="3"/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0014469" calcext:value-type="float">
            <text:p>80014469</text:p>
          </table:table-cell>
          <table:table-cell office:value-type="string" calcext:value-type="string">
            <text:p> كريم عبدالهادى محمد محفوظ محمد جبر</text:p>
          </table:table-cell>
          <table:table-cell office:value-type="string" calcext:value-type="string">
            <text:p>BBC</text:p>
          </table:table-cell>
          <table:table-cell table:number-columns-repeated="2"/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0014741" calcext:value-type="float">
            <text:p>80014741</text:p>
          </table:table-cell>
          <table:table-cell office:value-type="string" calcext:value-type="string">
            <text:p> ماجد احمد محمد احمد ابوسكين</text:p>
          </table:table-cell>
          <table:table-cell office:value-type="string" calcext:value-type="string">
            <text:p>Careem</text:p>
          </table:table-cell>
          <table:table-cell table:number-columns-repeated="2"/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0014985" calcext:value-type="float">
            <text:p>80014985</text:p>
          </table:table-cell>
          <table:table-cell office:value-type="string" calcext:value-type="string">
            <text:p> محمد السيد حسن محمد الهادى</text:p>
          </table:table-cell>
          <table:table-cell table:number-columns-repeated="3"/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0015618" calcext:value-type="float">
            <text:p>80015618</text:p>
          </table:table-cell>
          <table:table-cell office:value-type="string" calcext:value-type="string">
            <text:p> محمد عبدالهادى محمد ضيف الله</text:p>
          </table:table-cell>
          <table:table-cell office:value-type="string" calcext:value-type="string">
            <text:p>Souq.com</text:p>
          </table:table-cell>
          <table:table-cell table:style-name="ce4"/>
          <table:table-cell/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0015601" calcext:value-type="float">
            <text:p>80015601</text:p>
          </table:table-cell>
          <table:table-cell office:value-type="string" calcext:value-type="string">
            <text:p> محمود ابوالعنين يوسف الخولى</text:p>
          </table:table-cell>
          <table:table-cell table:number-columns-repeated="3"/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0014746" calcext:value-type="float">
            <text:p>80014746</text:p>
          </table:table-cell>
          <table:table-cell office:value-type="string" calcext:value-type="string">
            <text:p> ندا نادر محسن ابراهيم العطافى</text:p>
          </table:table-cell>
          <table:table-cell office:value-type="string" calcext:value-type="string">
            <text:p>ContactCars</text:p>
          </table:table-cell>
          <table:table-cell table:style-name="ce4"/>
          <table:table-cell/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80015068" calcext:value-type="float">
            <text:p>80015068</text:p>
          </table:table-cell>
          <table:table-cell office:value-type="string" calcext:value-type="string">
            <text:p> ياسر احمد المنسى محمود</text:p>
          </table:table-cell>
          <table:table-cell/>
          <table:table-cell table:style-name="ce5"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00/00/0000</text:date>, <text:time style:data-style-name="N2" text:time-value="14:36:50.6562743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14:25:15.682596599</meta:creation-date>
    <dc:date>2017-08-17T14:37:51.861170698</dc:date>
    <meta:editing-duration>PT4M34S</meta:editing-duration>
    <meta:editing-cycles>4</meta:editing-cycles>
    <meta:generator>LibreOffice/5.3.5.2$Linux_X86_64 LibreOffice_project/30$Build-2</meta:generator>
    <meta:document-statistic meta:table-count="1" meta:cell-count="77" meta:object-count="0"/>
  </office:meta>
</office:document-meta>
</file>